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T1" style:family="text">
      <style:text-properties fo:color="#000000" style:font-name="Segoe UI Semibold" fo:font-size="28pt" fo:language="en" fo:country="US" style:text-underline-style="solid" style:text-underline-width="auto" style:text-underline-color="font-color" fo:font-weight="bold" style:font-name-asian="Trebuchet MS1" style:font-size-asian="28pt" style:language-asian="ar" style:country-asian="SA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1.56cm" svg:x="1.778cm" svg:y="0.726cm">
          <draw:text-box>
            <text:p text:style-name="P1"><text:span text:style-name="T1">DISTRIBUTION OF THE LORD’S SUPP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3:00:39.549000000</meta:creation-date>
    <dc:title>bluwht blank</dc:title>
    <meta:editing-duration>PT4M54S</meta:editing-duration>
    <meta:editing-cycles>20</meta:editing-cycles>
    <meta:generator>LibreOffice/6.0.6.2$Windows_X86_64 LibreOffice_project/0c292870b25a325b5ed35f6b45599d2ea4458e77</meta:generator>
    <dc:date>2018-11-02T21:48:53.694000000</dc:date>
    <meta:document-statistic meta:object-count="35"/>
  </office:meta>
</office:document-meta>
</file>